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5.743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5.549cm"/>
    </style:style>
    <style:style style:name="co6" style:family="table-column">
      <style:table-column-properties fo:break-before="auto" style:column-width="3.49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77cm"/>
    </style:style>
    <style:style style:name="co9" style:family="table-column">
      <style:table-column-properties fo:break-before="auto" style:column-width="2.5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content-validations>
        <table:content-validation table:name="val1" table:condition="of:cell-content-is-date() and cell-content()=0" table:allow-empty-cell="true" table:base-cell-address="essential.B2"/>
        <table:content-validation table:name="val2" table:condition="of:cell-content-is-in-list([$options.$A$3:.$A$5])" table:allow-empty-cell="true" table:display-list="unsorted" table:base-cell-address="essential.B3"/>
        <table:content-validation table:name="val3" table:condition="of:cell-content-is-in-list([$options.$B$3:.$B$7])" table:allow-empty-cell="true" table:display-list="unsorted" table:base-cell-address="profile.B1"/>
        <table:content-validation table:name="val4" table:condition="of:cell-content-is-in-list([$options.$C$3:.$C$4])" table:allow-empty-cell="true" table:display-list="unsorted" table:base-cell-address="profile.B2"/>
        <table:content-validation table:name="val5" table:condition="of:cell-content-is-in-list([$options.$D$3:.$D$6])" table:allow-empty-cell="true" table:display-list="unsorted" table:base-cell-address="profile.B3"/>
        <table:content-validation table:name="val6" table:condition="of:cell-content-is-in-list([$options.$E$3:.$E$7])" table:allow-empty-cell="true" table:display-list="unsorted" table:base-cell-address="profile.B5"/>
        <table:content-validation table:name="val7" table:condition="of:cell-content-is-in-list([$options.$F$3:.$F$9])" table:allow-empty-cell="true" table:display-list="unsorted" table:base-cell-address="profile.B6"/>
        <table:content-validation table:name="val8" table:condition="of:cell-content-is-in-list([$options.$G$3:.$G$16])" table:allow-empty-cell="true" table:display-list="unsorted" table:base-cell-address="profile.B7"/>
        <table:content-validation table:name="val9" table:condition="of:cell-content-is-in-list([$options.$H$3:.$H$4])" table:allow-empty-cell="true" table:display-list="unsorted" table:base-cell-address="profile.B8"/>
        <table:content-validation table:name="val10" table:condition="of:cell-content-is-in-list([$options.$I$3:.$I$6])" table:allow-empty-cell="true" table:display-list="unsorted" table:base-cell-address="profile.B9"/>
        <table:content-validation table:name="val11" table:condition="of:cell-content-is-in-list([$options.$A$3:.$A$6])" table:allow-empty-cell="true" table:display-list="unsorted" table:base-cell-address="profile.B16"/>
        <table:content-validation table:name="val12" table:condition="of:cell-content-is-in-list([$options.$J$3:.$J$5])" table:allow-empty-cell="true" table:display-list="unsorted" table:base-cell-address="profile.B17"/>
        <table:content-validation table:name="val13" table:condition="of:cell-content-is-in-list([$options.$A$3:.$A$5])" table:allow-empty-cell="true" table:display-list="unsorted" table:base-cell-address="profile.B18"/>
        <table:content-validation table:name="val14" table:condition="of:cell-content-is-in-list([$options.$J$3:.$J$5])" table:allow-empty-cell="true" table:display-list="unsorted" table:base-cell-address="profile.B19"/>
        <table:content-validation table:name="val15" table:condition="of:cell-content-is-in-list([$options.$K$3:.$K$4])" table:allow-empty-cell="true" table:display-list="unsorted" table:base-cell-address="process.B1"/>
        <table:content-validation table:name="val16" table:condition="of:cell-content-is-in-list([$options.$L$3:.$L$4])" table:allow-empty-cell="true" table:display-list="unsorted" table:base-cell-address="process.B6"/>
        <table:content-validation table:name="val17" table:condition="of:cell-content-is-in-list([$options.$M$3:.$M$4])" table:allow-empty-cell="true" table:display-list="unsorted" table:base-cell-address="process.B7"/>
      </table:content-validations>
      <table:table table:name="options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Users</text:p>
          </table:table-cell>
          <table:table-cell office:value-type="string">
            <text:p>Country</text:p>
          </table:table-cell>
          <table:table-cell office:value-type="string">
            <text:p>Division</text:p>
          </table:table-cell>
          <table:table-cell office:value-type="string">
            <text:p>Client</text:p>
          </table:table-cell>
          <table:table-cell office:value-type="string">
            <text:p>Service</text:p>
          </table:table-cell>
          <table:table-cell office:value-type="string">
            <text:p>Level</text:p>
          </table:table-cell>
          <table:table-cell office:value-type="string">
            <text:p>Step</text:p>
          </table:table-cell>
          <table:table-cell office:value-type="string">
            <text:p>Type</text:p>
          </table:table-cell>
          <table:table-cell office:value-type="string">
            <text:p>Confidence</text:p>
          </table:table-cell>
          <table:table-cell office:value-type="string">
            <text:p>BU</text:p>
          </table:table-cell>
          <table:table-cell office:value-type="string">
            <text:p>SOW Scheme</text:p>
          </table:table-cell>
          <table:table-cell office:value-type="string">
            <text:p>SRB Status</text:p>
          </table:table-cell>
          <table:table-cell office:value-type="string">
            <text:p>SOW Statu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Jeremy</text:p>
          </table:table-cell>
          <table:table-cell office:value-type="string">
            <text:p>PH</text:p>
          </table:table-cell>
          <table:table-cell office:value-type="string">
            <text:p>ESD</text:p>
          </table:table-cell>
          <table:table-cell office:value-type="string">
            <text:p>NSSOL</text:p>
          </table:table-cell>
          <table:table-cell office:value-type="string">
            <text:p>Biz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string">
            <text:p>New</text:p>
          </table:table-cell>
          <table:table-cell office:value-type="string">
            <text:p>H</text:p>
          </table:table-cell>
          <table:table-cell office:value-type="string">
            <text:p>ALL</text:p>
          </table:table-cell>
          <table:table-cell office:value-type="string">
            <text:p>Direct to Customer</text:p>
          </table:table-cell>
          <table:table-cell office:value-type="string">
            <text:p>Go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Billy</text:p>
          </table:table-cell>
          <table:table-cell office:value-type="string">
            <text:p>JP</text:p>
          </table:table-cell>
          <table:table-cell office:value-type="string">
            <text:p>GD</text:p>
          </table:table-cell>
          <table:table-cell office:value-type="string">
            <text:p>SCM</text:p>
          </table:table-cell>
          <table:table-cell office:value-type="string">
            <text:p>Appli</text:p>
          </table:table-cell>
          <table:table-cell office:value-type="float" office:value="4">
            <text:p>4</text:p>
          </table:table-cell>
          <table:table-cell office:value-type="float" office:value="5.1">
            <text:p>5.1</text:p>
          </table:table-cell>
          <table:table-cell office:value-type="string">
            <text:p>Renew</text:p>
          </table:table-cell>
          <table:table-cell office:value-type="string">
            <text:p>M</text:p>
          </table:table-cell>
          <table:table-cell office:value-type="string">
            <text:p>Dev B</text:p>
          </table:table-cell>
          <table:table-cell office:value-type="string">
            <text:p>Transfer Pricing to UBICOM</text:p>
          </table:table-cell>
          <table:table-cell office:value-type="string">
            <text:p>No go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squidward</text:p>
          </table:table-cell>
          <table:table-cell office:value-type="string">
            <text:p>US</text:p>
          </table:table-cell>
          <table:table-cell/>
          <table:table-cell office:value-type="string">
            <text:p>Quarry</text:p>
          </table:table-cell>
          <table:table-cell office:value-type="string">
            <text:p>Embedded</text:p>
          </table:table-cell>
          <table:table-cell office:value-type="float" office:value="3">
            <text:p>3</text:p>
          </table:table-cell>
          <table:table-cell office:value-type="float" office:value="4.2">
            <text:p>4.2</text:p>
          </table:table-cell>
          <table:table-cell/>
          <table:table-cell office:value-type="string">
            <text:p>L</text:p>
          </table:table-cell>
          <table:table-cell office:value-type="string">
            <text:p>Dev Ar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N</text:p>
          </table:table-cell>
          <table:table-cell table:number-columns-repeated="2"/>
          <table:table-cell office:value-type="string">
            <text:p>IT</text:p>
          </table:table-cell>
          <table:table-cell office:value-type="float" office:value="2">
            <text:p>2</text:p>
          </table:table-cell>
          <table:table-cell office:value-type="float" office:value="4.1">
            <text:p>4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R</text:p>
          </table:table-cell>
          <table:table-cell table:number-columns-repeated="2"/>
          <table:table-cell office:value-type="string">
            <text:p>Verification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3.3">
            <text:p>3.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.2">
            <text:p>3.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.1">
            <text:p>3.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.3">
            <text:p>2.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.2">
            <text:p>2.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.1">
            <text:p>2.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.2">
            <text:p>1.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.1">
            <text:p>1.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.1">
            <text:p>9.1</text:p>
          </table:table-cell>
          <table:table-cell table:number-columns-repeated="6"/>
        </table:table-row>
      </table:table>
      <table:table table:name="essential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Deal Name</text:p>
          </table:table-cell>
          <table:table-cell office:value-type="string">
            <text:p>project from ods 2</text:p>
          </table:table-cell>
          <table:table-cell table:number-columns-repeated="4"/>
        </table:table-row>
        <table:table-row table:style-name="ro1">
          <table:table-cell office:value-type="string">
            <text:p>Due Date</text:p>
          </table:table-cell>
          <table:table-cell table:style-name="ce1" table:content-validation-name="val1" office:value-type="date" office:date-value="2018-07-20">
            <text:p>2018/07/20</text:p>
          </table:table-cell>
          <table:table-cell table:number-columns-repeated="4"/>
        </table:table-row>
        <table:table-row table:style-name="ro1">
          <table:table-cell office:value-type="string">
            <text:p>Assignee</text:p>
          </table:table-cell>
          <table:table-cell table:content-validation-name="val2" office:value-type="string">
            <text:p>Jeremy</text:p>
          </table:table-cell>
          <table:table-cell table:number-columns-repeated="4"/>
        </table:table-row>
        <table:table-row table:style-name="ro1" table:number-rows-repeated="19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</table:table>
      <table:table table:name="profile" table:style-name="ta1" table:print="false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Country</text:p>
          </table:table-cell>
          <table:table-cell table:content-validation-name="val3" office:value-type="string">
            <text:p>PH</text:p>
          </table:table-cell>
        </table:table-row>
        <table:table-row table:style-name="ro1">
          <table:table-cell office:value-type="string">
            <text:p>Division</text:p>
          </table:table-cell>
          <table:table-cell table:content-validation-name="val4" office:value-type="string">
            <text:p>ESD</text:p>
          </table:table-cell>
        </table:table-row>
        <table:table-row table:style-name="ro1">
          <table:table-cell office:value-type="string">
            <text:p>Client</text:p>
          </table:table-cell>
          <table:table-cell table:content-validation-name="val5" office:value-type="string">
            <text:p>Quarry</text:p>
          </table:table-cell>
        </table:table-row>
        <table:table-row table:style-name="ro1">
          <table:table-cell office:value-type="string">
            <text:p>Client Resp</text:p>
          </table:table-cell>
          <table:table-cell office:value-type="string">
            <text:p>anyone</text:p>
          </table:table-cell>
        </table:table-row>
        <table:table-row table:style-name="ro1">
          <table:table-cell office:value-type="string">
            <text:p>Service</text:p>
          </table:table-cell>
          <table:table-cell table:content-validation-name="val6"/>
        </table:table-row>
        <table:table-row table:style-name="ro1">
          <table:table-cell office:value-type="string">
            <text:p>Level</text:p>
          </table:table-cell>
          <table:table-cell table:content-validation-name="val7" office:value-type="float" office:value="5">
            <text:p>5</text:p>
          </table:table-cell>
        </table:table-row>
        <table:table-row table:style-name="ro1">
          <table:table-cell office:value-type="string">
            <text:p>Step</text:p>
          </table:table-cell>
          <table:table-cell table:content-validation-name="val8" office:value-type="float" office:value="5.2">
            <text:p>5.2</text:p>
          </table:table-cell>
        </table:table-row>
        <table:table-row table:style-name="ro1">
          <table:table-cell office:value-type="string">
            <text:p>Type</text:p>
          </table:table-cell>
          <table:table-cell table:content-validation-name="val9" office:value-type="string">
            <text:p>New</text:p>
          </table:table-cell>
        </table:table-row>
        <table:table-row table:style-name="ro1">
          <table:table-cell office:value-type="string">
            <text:p>Confidence</text:p>
          </table:table-cell>
          <table:table-cell table:content-validation-name="val10" office:value-type="string">
            <text:p>M</text:p>
          </table:table-cell>
        </table:table-row>
        <table:table-row table:style-name="ro1">
          <table:table-cell office:value-type="string">
            <text:p>Resource Size (MM)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Resource Size (FTE)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float" office:value="19090">
            <text:p>19090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string">
            <text:p>Duration (Start)</text:p>
          </table:table-cell>
          <table:table-cell table:style-name="ce1" office:value-type="date" office:date-value="2018-08-01">
            <text:p>2018/08/01</text:p>
          </table:table-cell>
        </table:table-row>
        <table:table-row table:style-name="ro1">
          <table:table-cell office:value-type="string">
            <text:p>Duration (End)</text:p>
          </table:table-cell>
          <table:table-cell table:style-name="ce1" office:value-type="date" office:date-value="2018-09-01">
            <text:p>2018/09/01</text:p>
          </table:table-cell>
        </table:table-row>
        <table:table-row table:style-name="ro1">
          <table:table-cell office:value-type="string">
            <text:p>AWS Resp (Sales) person</text:p>
          </table:table-cell>
          <table:table-cell table:content-validation-name="val11" office:value-type="string">
            <text:p>Billy</text:p>
          </table:table-cell>
        </table:table-row>
        <table:table-row table:style-name="ro1">
          <table:table-cell office:value-type="string">
            <text:p>AWS Resp (Sales) BU</text:p>
          </table:table-cell>
          <table:table-cell table:content-validation-name="val12" office:value-type="string">
            <text:p>ALL</text:p>
          </table:table-cell>
        </table:table-row>
        <table:table-row table:style-name="ro1">
          <table:table-cell office:value-type="string">
            <text:p>AWS Resp (Dev) person</text:p>
          </table:table-cell>
          <table:table-cell table:content-validation-name="val13" office:value-type="string">
            <text:p>Jeremy</text:p>
          </table:table-cell>
        </table:table-row>
        <table:table-row table:style-name="ro1">
          <table:table-cell office:value-type="string">
            <text:p>AWS Resp (Dev) BU</text:p>
          </table:table-cell>
          <table:table-cell table:content-validation-name="val14" office:value-type="string">
            <text:p>Dev Art</text:p>
          </table:table-cell>
        </table:table-row>
        <table:table-row table:style-name="ro2">
          <table:table-cell office:value-type="string">
            <text:p>Key Assignment</text:p>
          </table:table-cell>
          <table:table-cell office:value-type="string">
            <text:p>Line 1</text:p>
            <text:p>Line 2</text:p>
          </table:table-cell>
        </table:table-row>
        <table:table-row table:style-name="ro1">
          <table:table-cell office:value-type="string">
            <text:p>Remark</text:p>
          </table:table-cell>
          <table:table-cell/>
        </table:table-row>
      </table:table>
      <table:table table:name="process" table:style-name="ta1" table:print="false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SOW Scheme</text:p>
          </table:table-cell>
          <table:table-cell table:content-validation-name="val15" office:value-type="string">
            <text:p>Transfer Pricing to UBICOM</text:p>
          </table:table-cell>
        </table:table-row>
        <table:table-row table:style-name="ro1">
          <table:table-cell office:value-type="string">
            <text:p>SRB No</text:p>
          </table:table-cell>
          <table:table-cell office:value-type="string">
            <text:p>PS-1201</text:p>
          </table:table-cell>
        </table:table-row>
        <table:table-row table:style-name="ro1">
          <table:table-cell office:value-type="string">
            <text:p>SOW No</text:p>
          </table:table-cell>
          <table:table-cell office:value-type="string">
            <text:p>AWS-1222-1212</text:p>
          </table:table-cell>
        </table:table-row>
        <table:table-row table:style-name="ro1">
          <table:table-cell office:value-type="string">
            <text:p>SRB Date</text:p>
          </table:table-cell>
          <table:table-cell table:style-name="ce1" table:content-validation-name="val1" office:value-type="date" office:date-value="2018-08-01">
            <text:p>2018/08/01</text:p>
          </table:table-cell>
        </table:table-row>
        <table:table-row table:style-name="ro1">
          <table:table-cell office:value-type="string">
            <text:p>SOW Date</text:p>
          </table:table-cell>
          <table:table-cell table:style-name="ce1" office:value-type="date" office:date-value="2018-07-30">
            <text:p>2018/07/30</text:p>
          </table:table-cell>
        </table:table-row>
        <table:table-row table:style-name="ro1">
          <table:table-cell office:value-type="string">
            <text:p>SRB Status</text:p>
          </table:table-cell>
          <table:table-cell table:content-validation-name="val16" office:value-type="string">
            <text:p>No go</text:p>
          </table:table-cell>
        </table:table-row>
        <table:table-row table:style-name="ro1">
          <table:table-cell office:value-type="string">
            <text:p>SOW Status</text:p>
          </table:table-cell>
          <table:table-cell table:content-validation-name="val17" office:value-type="string">
            <text:p>B</text:p>
          </table:table-cell>
        </table:table-row>
      </table:table>
      <table:table table:name="distribution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tatus" table:style-name="ta1" table:print="false">
        <table:table-column table:style-name="co9" table:default-cell-style-name="Default"/>
        <table:table-column table:style-name="co1" table:default-cell-style-name="Default"/>
        <table:table-row table:style-name="ro2">
          <table:table-cell office:value-type="string">
            <text:p>Dependency</text:p>
          </table:table-cell>
          <table:table-cell office:value-type="string">
            <text:p>Line 1</text:p>
            <text:p>Line 2</text:p>
          </table:table-cell>
        </table:table-row>
        <table:table-row table:style-name="ro1">
          <table:table-cell office:value-type="string">
            <text:p>Status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/>
        </table:table-row>
        <table:table-row table:style-name="ro1">
          <table:table-cell office:value-type="string">
            <text:p>Step to Close</text:p>
          </table:table-cell>
          <table:table-cell office:value-type="string">
            <text:p>Verif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2018/07/13</text:date>, <text:time>09:4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0M15S</meta:editing-duration>
    <meta:editing-cycles>23</meta:editing-cycles>
    <meta:generator>OpenOffice/4.1.0$Win32 OpenOffice.org_project/410m18$Build-9764</meta:generator>
    <dc:date>2018-07-13T09:42:44.40</dc:date>
    <meta:document-statistic meta:table-count="6" meta:cell-count="131" meta:object-count="0"/>
    <meta:user-defined meta:name="Info 1"/>
    <meta:user-defined meta:name="Info 2"/>
    <meta:user-defined meta:name="Info 3"/>
    <meta:user-defined meta:name="Info 4"/>
  </office:meta>
</office:document-meta>
</file>